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ro5" style:family="table-row">
      <style:table-row-properties style:row-height="1.762cm" fo:break-before="auto" style:use-optimal-row-height="true"/>
    </style:style>
    <style:style style:name="ro6" style:family="table-row">
      <style:table-row-properties style:row-height="1.42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handa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ohit Malayalam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5"/>
        <table:table-column table:style-name="co1" table:default-cell-style-name="ce3"/>
        <table:table-row table:style-name="ro1">
          <table:table-cell table:style-name="ce4" office:value-type="string" calcext:value-type="string">
            <text:p>SR NO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Sub Topic</text:p>
          </table:table-cell>
          <table:table-cell table:style-name="ce4" office:value-type="string" calcext:value-type="string">
            <text:p>Particular</text:p>
          </table:table-cell>
          <table:table-cell table:style-name="ce4" office:value-type="string" calcext:value-type="string">
            <text:p>Duration Mins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dditional Inf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What is Node.js? Installing Node.js and Creating our First A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Creating a Node Serv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The Node Lifecycle &amp; Event Loo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In-Progress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Understanding Reques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Sending Respons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Request &amp; Response Head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pt for later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Routing Reque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Redirecting Reques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Parsing Request Bodi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ept for later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Understanding Event Driven Code Execu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Kept for later</text:p>
          </table:table-cell>
          <table:table-cell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Blocking and Non-Blocking C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Using the Node Modules Syste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Understanding NPM Script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Installing 3rd Party Packag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Global &amp; Local npm Packag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Understanding different Error Typ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Dealing with Runtime Error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undamentals </text:p>
          </table:table-cell>
          <table:table-cell office:value-type="string" calcext:value-type="string">
            <text:p>Logical Erro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What is Express.j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Installing Express.j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Adding Middlew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How Middleware Wor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Handling Different Rou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Parsing Incoming Reques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Limiting Middleware Execution to POST Reques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Using Express Rou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Adding a 404 Error P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Filtering Path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Creating HTML Pa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Serving HTML Pa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Returning a 404 P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Using a Helper Function for Navig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Styling our Pa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press.js</text:p>
          </table:table-cell>
          <table:table-cell office:value-type="string" calcext:value-type="string">
            <text:p>Serving Files Statical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What are REST APIs and why do we use Them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Accessing Data with REST AP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Understanding Routing &amp; HTTP Metho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REST APIs - The Core Princi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Creating our REST API Project &amp; Implementing th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Sending Requests &amp; Responses and Working with Postm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REST APIs, Clients &amp; CORS Erro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Sending POST Reques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Adding a User Mod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Adding User Signup Validati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Signing Up Us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Logging In &amp; Creating JSON Web Tokens (JWTs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Using &amp; Validating the Tok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Adding Auth Middleware to All Rou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ST APIs </text:p>
          </table:table-cell>
          <table:table-cell office:value-type="string" calcext:value-type="string">
            <text:p>Adding Authorization Check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What is a Cooki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The Current Project Stat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Optional: Creating the Login F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Adding the Request Driven Login Solu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Setting a Cook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Manipulating Cook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Configuring Cooki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What is a S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Initializing the Session Middlew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Using the Session Middlew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Using MongoDB to Store Sess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Sessions &amp; Cookies - A Short Summ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Deleting a Cook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Sessions &amp; Cookies</text:p>
          </table:table-cell>
          <table:table-cell office:value-type="string" calcext:value-type="string">
            <text:p>Fixing Some Minor Bu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What is Authentica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How is Authentication Implemente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Implementing an Authentication F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Encrypting Passwor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68" calcext:value-type="float">
            <text:p>6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Adding the Signin Functional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Working on Route Prot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70" calcext:value-type="float">
            <text:p>70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ing Middleware to Protect Rout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nderstanding CSRF Attack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Using a CSRF Tok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Authentication</text:p>
          </table:table-cell>
          <table:table-cell office:value-type="string" calcext:value-type="string">
            <text:p>Adding CSRF Prote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Types of Errors &amp; Error Handl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Analyzing the Error Handling in the Current Projec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Errors - Some Theo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Throwing Errors in C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Returning Error Pa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Using the Express.js Error Handling Middlew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Updating the A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Error Handling</text:p>
          </table:table-cell>
          <table:table-cell office:value-type="string" calcext:value-type="string">
            <text:p>Using the Error Handling Middleware Correctl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Node.js Architec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Node.js Even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Node.js File Syste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Node.js Stream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Node.js Multithread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3:09:24.910970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0T13:04:12.064078758</meta:creation-date>
    <dc:date>2023-05-30T13:10:22.231588765</dc:date>
    <meta:editing-duration>PT1M21S</meta:editing-duration>
    <meta:editing-cycles>3</meta:editing-cycles>
    <meta:generator>LibreOffice/6.4.7.2$Linux_X86_64 LibreOffice_project/40$Build-2</meta:generator>
    <meta:document-statistic meta:table-count="1" meta:cell-count="610" meta:object-count="0"/>
  </office:meta>
</office:document-meta>
</file>